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tar Jedi Hollow" svg:font-family="'Star Jedi Holl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749cm"/>
    </style:style>
    <style:style style:name="P1" style:family="paragraph">
      <style:text-properties fo:color="#ffcc00"/>
    </style:style>
    <style:style style:name="P2" style:family="paragraph">
      <style:text-properties fo:color="#ffcc00" style:font-name="Star Jedi Hollow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ffcc00" style:font-name="Star Jedi Hollow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249cm" svg:height="4.76cm" svg:x="1.762cm" svg:y="3.54cm">
          <draw:text-box>
            <text:p text:style-name="P1"><text:span text:style-name="T1">STAR W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Star Jedi Hollow" svg:font-family="'Star Jedi Holl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12:52:05.178722073</meta:creation-date>
    <dc:date>2015-09-28T12:57:41.115907300</dc:date>
    <meta:editing-duration>P0D</meta:editing-duration>
    <meta:editing-cycles>2</meta:editing-cycles>
    <meta:generator>LibreOffice/4.2.8.2$Linux_X86_64 LibreOffice_project/420m0$Build-2</meta:generator>
    <meta:document-statistic meta:object-count="1"/>
  </office:meta>
</office:document-meta>
</file>